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1.267cm" svg:y="2.8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1.267cm" svg:y2="3.333cm" draw:start-shape="id25" draw:start-glue-point="7" draw:end-shape="id26" draw:end-glue-point="3" svg:d="m10803 3281h232v52h232">
          <text:p/>
        </draw:connector>
        <draw:rect draw:style-name="gr8" draw:text-style-name="P2" xml:id="id28" draw:id="id28" draw:layer="layout" svg:width="3.13cm" svg:height="2cm" svg:x="11.396cm" svg:y="7.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18.333cm" svg:y="8.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7" draw:id="id37" draw:layer="layout" svg:width="3.13cm" svg:height="1.869cm" svg:x="18.333cm" svg:y="2.9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15.323cm" svg:y="14.44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7.063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7.063cm" svg:y1="8.281cm" svg:x2="4.9cm" svg:y2="7.665cm" draw:start-shape="id27" draw:start-glue-point="5" draw:end-shape="id24" draw:end-glue-point="11" svg:d="m7063 8281h-1081v-616h-1082">
          <text:p/>
        </draw:connector>
        <draw:connector draw:style-name="gr5" draw:text-style-name="P1" draw:layer="layout" svg:x1="9.933cm" svg:y1="8.281cm" svg:x2="11.396cm" svg:y2="8.6cm" draw:start-shape="id27" draw:start-glue-point="7" draw:end-shape="id28" draw:end-glue-point="3" svg:d="m9933 8281h732v319h731">
          <text:p/>
        </draw:connector>
        <draw:custom-shape draw:style-name="gr2" draw:text-style-name="P3" xml:id="id29" draw:id="id29" draw:layer="layout" svg:width="2.87cm" svg:height="4.066cm" svg:x="10.6cm" svg:y="12.6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0.6cm" svg:y1="14.633cm" svg:x2="5.334cm" svg:y2="13.332cm" draw:start-shape="id29" draw:start-glue-point="5" draw:end-shape="id30" draw:end-glue-point="4" svg:d="m10600 14633h-2633v-1301h-2633">
          <text:p/>
        </draw:connector>
        <draw:custom-shape draw:style-name="gr2" draw:text-style-name="P3" xml:id="id34" draw:id="id34" draw:layer="layout" svg:width="2.87cm" svg:height="1.971cm" svg:x="10.933cm" svg:y="4.9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323cm" svg:y1="15.955cm" svg:x2="13.47cm" svg:y2="14.633cm" draw:start-shape="id31" draw:start-glue-point="3" draw:end-shape="id29" draw:end-glue-point="7" svg:d="m15323 15955h-926v-1322h-927">
          <text:p/>
        </draw:connector>
        <draw:custom-shape draw:style-name="gr2" draw:text-style-name="P3" xml:id="id32" draw:id="id32" draw:layer="layout" svg:width="2.87cm" svg:height="1.971cm" svg:x="18.463cm" svg:y="11.9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.453cm" svg:y1="15.955cm" svg:x2="19.898cm" svg:y2="13.933cm" draw:start-shape="id31" draw:start-glue-point="1" draw:end-shape="id32" draw:end-glue-point="6" svg:d="m18453 15955h1445v-2022">
          <text:p/>
        </draw:connector>
        <draw:connector draw:style-name="gr5" draw:text-style-name="P1" draw:layer="layout" svg:x1="19.898cm" svg:y1="11.962cm" svg:x2="19.898cm" svg:y2="10.6cm" draw:start-shape="id32" draw:start-glue-point="4" draw:end-shape="id33" draw:end-glue-point="2" svg:d="m19898 11962v-1362">
          <text:p/>
        </draw:connector>
        <draw:connector draw:style-name="gr5" draw:text-style-name="P1" draw:layer="layout" svg:x1="4.9cm" svg:y1="6.999cm" svg:x2="10.933cm" svg:y2="5.948cm" draw:start-shape="id24" draw:start-glue-point="12" draw:end-shape="id34" draw:end-glue-point="5" svg:d="m4900 6999h3017v-1051h3016">
          <text:p/>
        </draw:connector>
        <draw:connector draw:style-name="gr10" draw:text-style-name="P1" draw:layer="layout" svg:x1="13.803cm" svg:y1="5.948cm" svg:x2="15.933cm" svg:y2="14.447cm" draw:start-shape="id34" draw:start-glue-point="7" draw:end-shape="id31" draw:end-glue-point="8" svg:d="m13803 5948h2130v8499">
          <text:p/>
        </draw:connector>
        <draw:custom-shape draw:style-name="gr2" draw:text-style-name="P3" xml:id="id35" draw:id="id35" draw:layer="layout" svg:width="2.87cm" svg:height="1.971cm" svg:x="7.73cm" svg:y="9.26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3cm" svg:y2="10.252cm" draw:start-shape="id30" draw:start-glue-point="5" draw:end-shape="id35" draw:end-glue-point="5" svg:d="m5332 11332h1200v-1080h1198">
          <text:p/>
        </draw:connector>
        <draw:connector draw:style-name="gr5" draw:text-style-name="P1" draw:layer="layout" svg:x1="10.6cm" svg:y1="10.252cm" svg:x2="11.396cm" svg:y2="9.266cm" draw:start-shape="id35" draw:start-glue-point="7" draw:end-shape="id28" draw:end-glue-point="11" svg:d="m10600 10252h398v-986h398">
          <text:p/>
        </draw:connector>
        <draw:custom-shape draw:style-name="gr2" draw:text-style-name="P3" xml:id="id36" draw:id="id36" draw:layer="layout" svg:width="2.87cm" svg:height="1.971cm" svg:x="18.463cm" svg:y="5.6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98cm" svg:y1="8.6cm" svg:x2="19.898cm" svg:y2="7.571cm" draw:start-shape="id33" draw:start-glue-point="0" draw:end-shape="id36" draw:end-glue-point="6" svg:d="m19898 8600v-1029">
          <text:p/>
        </draw:connector>
        <draw:connector draw:style-name="gr5" draw:text-style-name="P1" draw:layer="layout" svg:x1="19.898cm" svg:y1="5.6cm" svg:x2="19.898cm" svg:y2="4.802cm" draw:start-shape="id36" draw:start-glue-point="4" draw:end-shape="id37" draw:end-glue-point="2" svg:d="m19898 5600v-798">
          <text:p/>
        </draw:connector>
        <draw:rect draw:style-name="gr6" draw:text-style-name="P2" xml:id="id39" draw:id="id39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8" draw:id="id38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8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8" draw:start-glue-point="6" draw:end-shape="id39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10:52:39.79</dc:date>
    <dc:creator>Cudré Pascal Pascal</dc:creator>
    <meta:editing-duration>P1DT18H16M48S</meta:editing-duration>
    <meta:editing-cycles>98</meta:editing-cycles>
    <meta:document-statistic meta:object-count="86"/>
  </office:meta>
</office:document-meta>
</file>